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end="" draw:marker-end-width="0.25cm" draw:marker-end-center="true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25cm" draw:marker-end-center="true" draw:fill="none" draw:textarea-horizontal-align="center"/>
    </style:style>
    <style:style style:name="gr13" style:family="graphic" style:parent-style-name="objectwithoutfill">
      <style:graphic-properties draw:marker-end="" draw:marker-end-width="0.25cm" draw:fill="none" draw:textarea-horizontal-align="center"/>
    </style:style>
    <style:style style:name="gr14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5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center"/>
    </style:style>
    <style:style style:name="gr18" style:family="graphic" style:parent-style-name="standard">
      <style:graphic-properties draw:marker-end="Arrow" draw:marker-end-width="0.2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6" style:family="graphic" style:parent-style-name="objectwithoutfill">
      <style:graphic-properties svg:stroke-color="#000000" draw:marker-end="Arrow" draw:marker-end-width="0.25cm" draw:marker-end-center="false" draw:fill="none" draw:textarea-horizontal-align="center"/>
    </style:style>
    <style:style style:name="P1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2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2pt"/>
    </style:style>
    <style:style style:name="P11" style:family="paragraph">
      <loext:graphic-properties draw:fill="solid" draw:fill-color="#dddddd" draw:opacity="100%"/>
      <style:text-properties fo:font-size="12pt" style:font-size-asian="12pt" style:font-size-complex="12pt"/>
    </style:style>
    <style:style style:name="P12" style:family="paragraph">
      <loext:graphic-properties draw:fill="solid" draw:fill-color="#dddddd" draw:opacity="100%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3" draw:id="id53" draw:layer="layout" svg:width="0.533cm" svg:height="0.25cm" svg:x="5.062cm" svg:y="6.687cm">
          <text:p/>
        </draw:rect>
        <draw:rect draw:style-name="gr1" draw:text-style-name="P1" xml:id="id60" draw:id="id60" draw:layer="layout" svg:width="0.533cm" svg:height="0.25cm" svg:x="5.163cm" svg:y="6.187cm">
          <text:p/>
        </draw:rect>
        <draw:rect draw:style-name="gr1" draw:text-style-name="P1" xml:id="id47" draw:id="id47" draw:layer="layout" svg:width="0.533cm" svg:height="0.25cm" svg:x="5.866cm" svg:y="1.687cm">
          <text:p/>
        </draw:rect>
        <draw:rect draw:style-name="gr1" draw:text-style-name="P1" xml:id="id61" draw:id="id61" draw:layer="layout" svg:width="0.533cm" svg:height="0.25cm" svg:x="6.267cm" svg:y="1.687cm">
          <text:p/>
        </draw:rect>
        <draw:rect draw:style-name="gr1" draw:text-style-name="P1" xml:id="id63" draw:id="id63" draw:layer="layout" svg:width="0.533cm" svg:height="0.25cm" svg:x="6.668cm" svg:y="1.687cm">
          <text:p/>
        </draw:rect>
        <draw:rect draw:style-name="gr2" draw:text-style-name="P2" xml:id="id15" draw:id="id15" draw:layer="layout" svg:width="1.215cm" svg:height="0.636cm" svg:x="18.21cm" svg:y="6.596cm">
          <text:p><text:span text:style-name="T1">TSt</text:span></text:p>
        </draw:rect>
        <draw:rect draw:style-name="gr2" draw:text-style-name="P2" xml:id="id17" draw:id="id17" draw:layer="layout" svg:width="1.215cm" svg:height="0.636cm" svg:x="18.211cm" svg:y="7.296cm">
          <text:p><text:span text:style-name="T1">EVe</text:span></text:p>
        </draw:rect>
        <draw:rect draw:style-name="gr2" draw:text-style-name="P2" xml:id="id32" draw:id="id32" draw:layer="layout" svg:width="1.215cm" svg:height="0.636cm" svg:x="18.204cm" svg:y="8.096cm">
          <text:p><text:span text:style-name="T1">STt</text:span></text:p>
        </draw:rect>
        <draw:frame draw:style-name="gr3" draw:text-style-name="P3" draw:layer="layout" svg:width="2.504cm" svg:height="0.9cm" svg:x="1.598cm" svg:y="1.55cm">
          <draw:text-box>
            <text:p><text:span text:style-name="T2">TOE/TAi</text:span></text:p>
          </draw:text-box>
        </draw:frame>
        <draw:g>
          <draw:polyline draw:style-name="gr4" draw:text-style-name="P4" draw:layer="layout" svg:width="0.249cm" svg:height="0.499cm" svg:x="1.5cm" svg:y="12.9cm" svg:viewBox="0 0 250 500" draw:points="0,0 250,250 0,500">
            <text:p/>
          </draw:polyline>
          <draw:frame draw:style-name="gr5" draw:text-style-name="P5" draw:layer="layout" svg:width="1.391cm" svg:height="0.445cm" svg:x="1.859cm" svg:y="12.908cm">
            <draw:text-box>
              <text:p><text:span text:style-name="T3">piShlClk</text:span></text:p>
            </draw:text-box>
          </draw:frame>
        </draw:g>
        <draw:g>
          <draw:frame draw:style-name="gr6" draw:text-style-name="P5" draw:layer="layout" svg:width="1.408cm" svg:height="0.445cm" svg:x="1.845cm" svg:y="12.408cm">
            <draw:text-box>
              <text:p><text:span text:style-name="T3">piShlRst</text:span></text:p>
            </draw:text-box>
          </draw:frame>
          <draw:line draw:style-name="gr7" draw:text-style-name="P4" draw:layer="layout" svg:x1="1.5cm" svg:y1="12.65cm" svg:x2="1.75cm" svg:y2="12.65cm">
            <text:p/>
          </draw:line>
        </draw:g>
        <draw:rect draw:style-name="gr1" draw:text-style-name="P1" xml:id="id24" draw:id="id24" draw:layer="layout" svg:width="0.533cm" svg:height="0.25cm" svg:x="18.76cm" svg:y="3.185cm">
          <text:p/>
        </draw:rect>
        <draw:rect draw:style-name="gr1" draw:text-style-name="P1" xml:id="id1" draw:id="id1" draw:layer="layout" svg:width="0.657cm" svg:height="0.25cm" svg:x="9.401cm" svg:y="1.686cm">
          <text:p/>
        </draw:rect>
        <draw:connector draw:style-name="gr8" draw:text-style-name="P4" draw:layer="layout" svg:x1="9.729cm" svg:y1="1.936cm" svg:x2="10.472cm" svg:y2="3.34cm" draw:start-shape="id1" draw:start-glue-point="2" draw:end-shape="id2" draw:end-glue-point="3" svg:d="M9729 1936v1404h743" svg:viewBox="0 0 744 1405">
          <text:p/>
        </draw:connector>
        <draw:frame draw:style-name="gr9" draw:text-style-name="P6" draw:layer="layout" svg:width="1.067cm" svg:height="0.661cm" draw:transform="rotate (1.5707963267949) translate (9.176cm 3.34cm)">
          <draw:text-box>
            <text:p><text:span text:style-name="T4">Data</text:span></text:p>
          </draw:text-box>
        </draw:frame>
        <draw:rect draw:style-name="gr1" draw:text-style-name="P1" xml:id="id12" draw:id="id12" draw:layer="layout" svg:width="0.533cm" svg:height="0.25cm" svg:x="18.761cm" svg:y="5.287cm">
          <text:p/>
        </draw:rect>
        <draw:rect draw:style-name="gr1" draw:text-style-name="P1" xml:id="id55" draw:id="id55" draw:layer="layout" svg:width="0.657cm" svg:height="0.25cm" svg:x="9.192cm" svg:y="5.086cm">
          <text:p/>
        </draw:rect>
        <draw:rect draw:style-name="gr1" draw:text-style-name="P1" draw:layer="layout" svg:width="0.657cm" svg:height="0.25cm" svg:x="13.392cm" svg:y="1.686cm">
          <text:p/>
        </draw:rect>
        <draw:rect draw:style-name="gr1" draw:text-style-name="P1" draw:layer="layout" svg:width="0.657cm" svg:height="0.25cm" svg:x="14.293cm" svg:y="1.686cm">
          <text:p/>
        </draw:rect>
        <draw:rect draw:style-name="gr1" draw:text-style-name="P1" xml:id="id5" draw:id="id5" draw:layer="layout" svg:width="0.533cm" svg:height="0.25cm" svg:x="7.662cm" svg:y="6.687cm">
          <text:p/>
        </draw:rect>
        <draw:rect draw:style-name="gr1" draw:text-style-name="P1" xml:id="id4" draw:id="id4" draw:layer="layout" svg:width="0.533cm" svg:height="0.25cm" svg:x="7.663cm" svg:y="6.187cm">
          <text:p/>
        </draw:rect>
        <draw:connector draw:style-name="gr10" draw:text-style-name="P4" draw:layer="layout" svg:x1="7.098cm" svg:y1="6.308cm" svg:x2="7.663cm" svg:y2="6.312cm" draw:start-shape="id3" draw:start-glue-point="8" draw:end-shape="id4" draw:end-glue-point="3" svg:d="M7098 6308h283v4h282" svg:viewBox="0 0 566 5">
          <text:p/>
        </draw:connector>
        <draw:connector draw:style-name="gr11" draw:text-style-name="P4" draw:layer="layout" svg:x1="7.662cm" svg:y1="6.812cm" svg:x2="7.097cm" svg:y2="6.807cm" draw:start-shape="id5" draw:start-glue-point="3" draw:end-shape="id6" draw:end-glue-point="8" svg:d="M7662 6812h-282v-5h-283" svg:viewBox="0 0 566 6">
          <text:p/>
        </draw:connector>
        <draw:rect draw:style-name="gr2" draw:text-style-name="P2" xml:id="id7" draw:id="id7" draw:layer="layout" svg:width="1.215cm" svg:height="0.636cm" svg:x="1.509cm" svg:y="6.196cm">
          <text:p><text:span text:style-name="T1">TSt</text:span></text:p>
        </draw:rect>
        <draw:connector draw:style-name="gr10" draw:text-style-name="P4" draw:layer="layout" svg:x1="2.724cm" svg:y1="6.514cm" svg:x2="3.382cm" svg:y2="6.538cm" draw:start-shape="id7" draw:start-glue-point="1" svg:d="M2724 6514h586v24h72" svg:viewBox="0 0 659 25">
          <text:p/>
        </draw:connector>
        <draw:connector draw:style-name="gr12" draw:text-style-name="P4" draw:layer="layout" draw:line-skew="-0.104cm" svg:x1="11.47cm" svg:y1="9.638cm" svg:x2="12.466cm" svg:y2="9.312cm" draw:start-shape="id8" draw:start-glue-point="8" draw:end-shape="id9" draw:end-glue-point="3" svg:d="M11470 9638h395v-326h601" svg:viewBox="0 0 997 327">
          <text:p/>
        </draw:connector>
        <draw:connector draw:style-name="gr12" draw:text-style-name="P4" draw:layer="layout" svg:x1="11.471cm" svg:y1="8.839cm" svg:x2="12.465cm" svg:y2="8.839cm" draw:start-shape="id10" draw:start-glue-point="8" draw:end-shape="id11" draw:end-glue-point="3" svg:d="M11471 8839h994" svg:viewBox="0 0 995 1">
          <text:p/>
        </draw:connector>
        <draw:connector draw:style-name="gr12" draw:text-style-name="P4" draw:layer="layout" svg:x1="18.761cm" svg:y1="5.412cm" svg:x2="16.284cm" svg:y2="6.206cm" draw:start-shape="id12" draw:start-glue-point="3" draw:end-shape="id13" draw:end-glue-point="0" svg:d="M18761 5412h-2477v794" svg:viewBox="0 0 2478 795">
          <text:p/>
        </draw:connector>
        <draw:rect draw:style-name="gr1" draw:text-style-name="P1" xml:id="id14" draw:id="id14" draw:layer="layout" svg:width="0.533cm" svg:height="0.25cm" svg:x="16.762cm" svg:y="6.787cm">
          <text:p/>
        </draw:rect>
        <draw:rect draw:style-name="gr1" draw:text-style-name="P1" xml:id="id16" draw:id="id16" draw:layer="layout" svg:width="0.533cm" svg:height="0.25cm" svg:x="16.763cm" svg:y="7.487cm">
          <text:p/>
        </draw:rect>
        <draw:connector draw:style-name="gr10" draw:text-style-name="P4" draw:layer="layout" svg:x1="17.295cm" svg:y1="6.912cm" svg:x2="18.21cm" svg:y2="6.914cm" draw:start-shape="id14" draw:start-glue-point="1" draw:end-shape="id15" draw:end-glue-point="3" svg:d="M17295 6912h451v2h464" svg:viewBox="0 0 916 3">
          <text:p/>
        </draw:connector>
        <draw:connector draw:style-name="gr10" draw:text-style-name="P4" draw:layer="layout" svg:x1="17.296cm" svg:y1="7.612cm" svg:x2="18.211cm" svg:y2="7.614cm" draw:start-shape="id16" draw:start-glue-point="1" draw:end-shape="id17" draw:end-glue-point="3" svg:d="M17296 7612h451v2h464" svg:viewBox="0 0 916 3">
          <text:p/>
        </draw:connector>
        <draw:connector draw:style-name="gr10" draw:text-style-name="P4" draw:layer="layout" svg:x1="14.259cm" svg:y1="3.283cm" svg:x2="14.962cm" svg:y2="3.283cm" draw:start-shape="id18" draw:start-glue-point="8" draw:end-shape="id19" draw:end-glue-point="3" svg:d="M14259 3283h703" svg:viewBox="0 0 704 1">
          <text:p/>
        </draw:connector>
        <draw:connector draw:style-name="gr13" draw:text-style-name="P4" draw:layer="layout" svg:x1="11.667cm" svg:y1="4.092cm" svg:x2="10.887cm" svg:y2="4.548cm" draw:start-shape="id2" draw:start-glue-point="2" draw:end-shape="id20" draw:end-glue-point="8" svg:d="M11667 4092v456h-780" svg:viewBox="0 0 781 457">
          <text:p/>
        </draw:connector>
        <draw:connector draw:style-name="gr10" draw:text-style-name="P4" draw:layer="layout" svg:x1="12.861cm" svg:y1="5.41cm" svg:x2="14.962cm" svg:y2="4.01cm" draw:start-shape="id21" draw:start-glue-point="8" draw:end-shape="id22" draw:end-glue-point="3" svg:d="M12861 5410h1051v-1400h1050" svg:viewBox="0 0 2102 1401">
          <text:p/>
        </draw:connector>
        <draw:connector draw:style-name="gr10" draw:text-style-name="P4" draw:layer="layout" svg:x1="17.394cm" svg:y1="3.31cm" svg:x2="18.76cm" svg:y2="3.31cm" draw:start-shape="id23" draw:start-glue-point="1" draw:end-shape="id24" draw:end-glue-point="3" svg:d="M17394 3310h1366" svg:viewBox="0 0 1367 1">
          <text:p/>
        </draw:connector>
        <draw:rect draw:style-name="gr1" draw:text-style-name="P1" xml:id="id23" draw:id="id23" draw:layer="layout" svg:width="0.533cm" svg:height="0.25cm" svg:x="16.861cm" svg:y="3.185cm">
          <text:p/>
        </draw:rect>
        <draw:rect draw:style-name="gr1" draw:text-style-name="P1" xml:id="id26" draw:id="id26" draw:layer="layout" svg:width="0.533cm" svg:height="0.25cm" svg:x="18.76cm" svg:y="3.885cm">
          <text:p/>
        </draw:rect>
        <draw:connector draw:style-name="gr10" draw:text-style-name="P4" draw:layer="layout" svg:x1="17.394cm" svg:y1="4.01cm" svg:x2="18.76cm" svg:y2="4.01cm" draw:start-shape="id25" draw:start-glue-point="1" draw:end-shape="id26" draw:end-glue-point="3" svg:d="M17394 4010h1366" svg:viewBox="0 0 1367 1">
          <text:p/>
        </draw:connector>
        <draw:rect draw:style-name="gr1" draw:text-style-name="P1" xml:id="id25" draw:id="id25" draw:layer="layout" svg:width="0.533cm" svg:height="0.25cm" svg:x="16.861cm" svg:y="3.885cm">
          <text:p/>
        </draw:rect>
        <draw:rect draw:style-name="gr1" draw:text-style-name="P1" xml:id="id27" draw:id="id27" draw:layer="layout" svg:width="0.533cm" svg:height="0.25cm" svg:x="8.564cm" svg:y="5.087cm">
          <text:p/>
        </draw:rect>
        <draw:rect draw:style-name="gr1" draw:text-style-name="P1" xml:id="id28" draw:id="id28" draw:layer="layout" svg:width="0.533cm" svg:height="0.25cm" svg:x="8.565cm" svg:y="1.687cm">
          <text:p/>
        </draw:rect>
        <draw:connector draw:style-name="gr14" draw:text-style-name="P4" draw:layer="layout" svg:x1="8.83cm" svg:y1="5.087cm" svg:x2="8.831cm" svg:y2="1.937cm" draw:start-shape="id27" draw:start-glue-point="0" draw:end-shape="id28" draw:end-glue-point="2" svg:d="M8830 5087v-1575h1v-1575" svg:viewBox="0 0 2 3151">
          <text:p/>
        </draw:connector>
        <draw:rect draw:style-name="gr1" draw:text-style-name="P1" xml:id="id29" draw:id="id29" draw:layer="layout" svg:width="0.533cm" svg:height="0.25cm" svg:x="7.764cm" svg:y="5.087cm">
          <text:p/>
        </draw:rect>
        <draw:rect draw:style-name="gr1" draw:text-style-name="P1" xml:id="id30" draw:id="id30" draw:layer="layout" svg:width="0.533cm" svg:height="0.25cm" svg:x="7.765cm" svg:y="1.687cm">
          <text:p/>
        </draw:rect>
        <draw:connector draw:style-name="gr10" draw:text-style-name="P4" draw:layer="layout" svg:x1="8.03cm" svg:y1="5.087cm" svg:x2="8.031cm" svg:y2="1.937cm" draw:start-shape="id29" draw:start-glue-point="0" draw:end-shape="id30" draw:end-glue-point="2" svg:d="M8030 5087v-1575h1v-1575" svg:viewBox="0 0 2 3151">
          <text:p/>
        </draw:connector>
        <draw:rect draw:style-name="gr1" draw:text-style-name="P1" xml:id="id52" draw:id="id52" draw:layer="layout" svg:width="0.533cm" svg:height="0.25cm" svg:x="7.663cm" svg:y="7.689cm">
          <text:p/>
        </draw:rect>
        <draw:rect draw:style-name="gr2" draw:text-style-name="P2" xml:id="id51" draw:id="id51" draw:layer="layout" svg:width="1.215cm" svg:height="0.636cm" svg:x="1.503cm" svg:y="7.496cm">
          <text:p><text:span text:style-name="T1">STt</text:span></text:p>
        </draw:rect>
        <draw:connector draw:style-name="gr10" draw:text-style-name="P4" draw:layer="layout" svg:x1="11.097cm" svg:y1="7.812cm" svg:x2="18.204cm" svg:y2="8.414cm" draw:start-shape="id31" draw:start-glue-point="1" draw:end-shape="id32" draw:end-glue-point="3" svg:d="M11097 7812h3547v602h3560" svg:viewBox="0 0 7108 603">
          <text:p/>
        </draw:connector>
        <draw:rect draw:style-name="gr1" draw:text-style-name="P1" xml:id="id54" draw:id="id54" draw:layer="layout" svg:width="0.533cm" svg:height="0.25cm" svg:x="10.565cm" svg:y="5.287cm">
          <text:p/>
        </draw:rect>
        <draw:rect draw:style-name="gr1" draw:text-style-name="P1" xml:id="id11" draw:id="id11" draw:layer="layout" svg:width="0.533cm" svg:height="0.25cm" svg:x="12.465cm" svg:y="8.714cm">
          <text:p/>
        </draw:rect>
        <draw:rect draw:style-name="gr15" draw:text-style-name="P1" xml:id="id9" draw:id="id9" draw:layer="layout" svg:width="0.533cm" svg:height="0.25cm" svg:x="12.466cm" svg:y="9.187cm">
          <text:p><text:span text:style-name="T5">`</text:span></text:p>
        </draw:rect>
        <draw:rect draw:style-name="gr2" draw:text-style-name="P2" xml:id="id33" draw:id="id33" draw:layer="layout" svg:width="1.215cm" svg:height="0.636cm" svg:x="1.504cm" svg:y="9.391cm">
          <text:p><text:span text:style-name="T1">PRt</text:span></text:p>
        </draw:rect>
        <draw:rect draw:style-name="gr1" draw:text-style-name="P1" xml:id="id22" draw:id="id22" draw:layer="layout" svg:width="0.533cm" svg:height="0.25cm" svg:x="14.962cm" svg:y="3.885cm">
          <text:p/>
        </draw:rect>
        <draw:rect draw:style-name="gr1" draw:text-style-name="P1" xml:id="id19" draw:id="id19" draw:layer="layout" svg:width="0.533cm" svg:height="0.25cm" svg:x="14.962cm" svg:y="3.158cm">
          <text:p/>
        </draw:rect>
        <draw:rect draw:style-name="gr2" draw:text-style-name="P2" xml:id="id36" draw:id="id36" draw:layer="layout" svg:width="1.215cm" svg:height="0.636cm" svg:x="18.205cm" svg:y="10.691cm">
          <text:p><text:span text:style-name="T1">PRt</text:span></text:p>
        </draw:rect>
        <draw:rect draw:style-name="gr1" draw:text-style-name="P1" xml:id="id34" draw:id="id34" draw:layer="layout" svg:width="0.533cm" svg:height="0.25cm" svg:x="7.467cm" svg:y="11.284cm">
          <text:p/>
        </draw:rect>
        <draw:rect draw:style-name="gr1" draw:text-style-name="P1" xml:id="id35" draw:id="id35" draw:layer="layout" svg:width="0.533cm" svg:height="0.25cm" svg:x="9.767cm" svg:y="10.884cm">
          <text:p/>
        </draw:rect>
        <draw:connector draw:style-name="gr10" draw:text-style-name="P4" draw:layer="layout" draw:line-skew="0.599cm" svg:x1="2.719cm" svg:y1="9.709cm" svg:x2="7.467cm" svg:y2="11.409cm" draw:start-shape="id33" draw:start-glue-point="1" draw:end-shape="id34" draw:end-glue-point="3" svg:d="M2719 9709h2980v1700h1768" svg:viewBox="0 0 4749 1701">
          <text:p/>
        </draw:connector>
        <draw:connector draw:style-name="gr10" draw:text-style-name="P4" draw:layer="layout" svg:x1="10.3cm" svg:y1="11.009cm" svg:x2="18.205cm" svg:y2="11.009cm" draw:start-shape="id35" draw:start-glue-point="1" draw:end-shape="id36" draw:end-glue-point="3" svg:d="M10300 11009h7905" svg:viewBox="0 0 7906 1">
          <text:p/>
        </draw:connector>
        <draw:rect draw:style-name="gr2" draw:text-style-name="P2" xml:id="id40" draw:id="id40" draw:layer="layout" svg:width="1.215cm" svg:height="0.636cm" svg:x="18.212cm" svg:y="11.391cm">
          <text:p><text:span text:style-name="T1">SLc</text:span></text:p>
        </draw:rect>
        <draw:rect draw:style-name="gr1" draw:text-style-name="P1" xml:id="id38" draw:id="id38" draw:layer="layout" svg:width="0.533cm" svg:height="0.25cm" svg:x="7.467cm" svg:y="11.784cm">
          <text:p/>
        </draw:rect>
        <draw:rect draw:style-name="gr1" draw:text-style-name="P1" xml:id="id39" draw:id="id39" draw:layer="layout" svg:width="0.533cm" svg:height="0.25cm" svg:x="9.774cm" svg:y="11.584cm">
          <text:p/>
        </draw:rect>
        <draw:connector draw:style-name="gr10" draw:text-style-name="P4" draw:layer="layout" draw:line-skew="0.345cm" svg:x1="2.72cm" svg:y1="10.409cm" svg:x2="7.467cm" svg:y2="11.909cm" draw:start-shape="id37" draw:start-glue-point="1" draw:end-shape="id38" draw:end-glue-point="3" svg:d="M2720 10409h2725v1500h2022" svg:viewBox="0 0 4748 1501">
          <text:p/>
        </draw:connector>
        <draw:connector draw:style-name="gr10" draw:text-style-name="P4" draw:layer="layout" svg:x1="10.307cm" svg:y1="11.709cm" svg:x2="18.212cm" svg:y2="11.709cm" draw:start-shape="id39" draw:start-glue-point="1" draw:end-shape="id40" draw:end-glue-point="3" svg:d="M10307 11709h7905" svg:viewBox="0 0 7906 1">
          <text:p/>
        </draw:connector>
        <draw:rect draw:style-name="gr2" draw:text-style-name="P2" xml:id="id37" draw:id="id37" draw:layer="layout" svg:width="1.215cm" svg:height="0.636cm" svg:x="1.505cm" svg:y="10.091cm">
          <text:p><text:span text:style-name="T1">SLc</text:span></text:p>
        </draw:rect>
        <draw:rect draw:style-name="gr2" draw:text-style-name="P2" xml:id="id44" draw:id="id44" draw:layer="layout" svg:width="1.215cm" svg:height="0.636cm" svg:x="18.212cm" svg:y="12.091cm">
          <text:p><text:span text:style-name="T1">STt</text:span></text:p>
        </draw:rect>
        <draw:rect draw:style-name="gr1" draw:text-style-name="P1" xml:id="id42" draw:id="id42" draw:layer="layout" svg:width="0.533cm" svg:height="0.25cm" svg:x="7.467cm" svg:y="12.284cm">
          <text:p/>
        </draw:rect>
        <draw:rect draw:style-name="gr1" draw:text-style-name="P1" xml:id="id43" draw:id="id43" draw:layer="layout" svg:width="0.533cm" svg:height="0.25cm" svg:x="9.774cm" svg:y="12.284cm">
          <text:p/>
        </draw:rect>
        <draw:connector draw:style-name="gr10" draw:text-style-name="P4" draw:layer="layout" draw:line-skew="0.091cm" svg:x1="2.72cm" svg:y1="11.109cm" svg:x2="7.467cm" svg:y2="12.409cm" draw:start-shape="id41" draw:start-glue-point="1" draw:end-shape="id42" draw:end-glue-point="3" svg:d="M2720 11109h2471v1300h2276" svg:viewBox="0 0 4748 1301">
          <text:p/>
        </draw:connector>
        <draw:connector draw:style-name="gr10" draw:text-style-name="P4" draw:layer="layout" svg:x1="10.307cm" svg:y1="12.409cm" svg:x2="18.212cm" svg:y2="12.409cm" draw:start-shape="id43" draw:start-glue-point="1" draw:end-shape="id44" draw:end-glue-point="3" svg:d="M10307 12409h7905" svg:viewBox="0 0 7906 1">
          <text:p/>
        </draw:connector>
        <draw:rect draw:style-name="gr2" draw:text-style-name="P2" xml:id="id41" draw:id="id41" draw:layer="layout" svg:width="1.215cm" svg:height="0.636cm" svg:x="1.505cm" svg:y="10.791cm">
          <text:p><text:span text:style-name="T1">STt</text:span></text:p>
        </draw:rect>
        <draw:rect draw:style-name="gr2" draw:text-style-name="P2" xml:id="id45" draw:id="id45" draw:layer="layout" svg:width="1.215cm" svg:height="0.636cm" svg:x="1.498cm" svg:y="8.691cm">
          <text:p><text:span text:style-name="T1">RXe</text:span></text:p>
        </draw:rect>
        <draw:rect draw:style-name="gr1" draw:text-style-name="P1" xml:id="id46" draw:id="id46" draw:layer="layout" svg:width="0.533cm" svg:height="0.25cm" svg:x="7.467cm" svg:y="10.784cm">
          <text:p/>
        </draw:rect>
        <draw:connector draw:style-name="gr10" draw:text-style-name="P4" draw:layer="layout" draw:line-skew="0.856cm" svg:x1="2.713cm" svg:y1="9.009cm" svg:x2="7.467cm" svg:y2="10.909cm" draw:start-shape="id45" draw:start-glue-point="1" draw:end-shape="id46" draw:end-glue-point="3" svg:d="M2713 9009h3240v1900h1514" svg:viewBox="0 0 4755 1901">
          <text:p/>
        </draw:connector>
        <draw:rect draw:style-name="gr1" draw:text-style-name="P1" xml:id="id48" draw:id="id48" draw:layer="layout" svg:width="0.533cm" svg:height="0.25cm" svg:x="7.467cm" svg:y="10.387cm">
          <text:p/>
        </draw:rect>
        <draw:connector draw:style-name="gr10" draw:text-style-name="P4" draw:layer="layout" svg:x1="6.132cm" svg:y1="1.937cm" svg:x2="7.467cm" svg:y2="10.512cm" draw:start-shape="id47" draw:start-glue-point="2" draw:end-shape="id48" draw:end-glue-point="3" svg:d="M6132 1937v8575h1335" svg:viewBox="0 0 1336 8576">
          <text:p/>
        </draw:connector>
        <draw:rect draw:style-name="gr1" draw:text-style-name="P1" xml:id="id49" draw:id="id49" draw:layer="layout" svg:width="0.533cm" svg:height="0.25cm" svg:x="9.768cm" svg:y="10.184cm">
          <text:p/>
        </draw:rect>
        <draw:rect draw:style-name="gr2" draw:text-style-name="P2" xml:id="id50" draw:id="id50" draw:layer="layout" svg:width="1.215cm" svg:height="0.636cm" svg:x="18.206cm" svg:y="9.991cm">
          <text:p><text:span text:style-name="T1">EVe</text:span></text:p>
        </draw:rect>
        <draw:connector draw:style-name="gr10" draw:text-style-name="P4" draw:layer="layout" svg:x1="10.301cm" svg:y1="10.309cm" svg:x2="18.206cm" svg:y2="10.309cm" draw:start-shape="id49" draw:start-glue-point="1" draw:end-shape="id50" draw:end-glue-point="3" svg:d="M10301 10309h7905" svg:viewBox="0 0 7906 1">
          <text:p/>
        </draw:connector>
        <draw:connector draw:style-name="gr10" draw:text-style-name="P4" draw:layer="layout" svg:x1="2.718cm" svg:y1="7.814cm" svg:x2="7.663cm" svg:y2="7.814cm" draw:start-shape="id51" draw:start-glue-point="1" draw:end-shape="id52" draw:end-glue-point="3" svg:d="M2718 7814h4945" svg:viewBox="0 0 4946 1">
          <text:p/>
        </draw:connector>
        <draw:connector draw:style-name="gr10" draw:text-style-name="P4" draw:layer="layout" svg:x1="6.379cm" svg:y1="6.807cm" svg:x2="5.595cm" svg:y2="6.812cm" draw:start-shape="id6" draw:start-glue-point="5" draw:end-shape="id53" draw:end-glue-point="1" svg:d="M6379 6807h-392v5h-392" svg:viewBox="0 0 785 6">
          <text:p/>
        </draw:connector>
        <draw:custom-shape draw:style-name="gr16" draw:text-style-name="P8" xml:id="id21" draw:id="id21" draw:layer="layout" svg:width="1.066cm" svg:height="0.374cm" svg:x="11.795cm" svg:y="5.223cm">
          <text:p text:style-name="P7"><text:span text:style-name="T6">128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1.098cm" svg:y1="5.412cm" svg:x2="11.795cm" svg:y2="5.41cm" draw:start-shape="id54" draw:start-glue-point="1" draw:end-shape="id21" draw:end-glue-point="5" svg:d="M11098 5412h349v-2h348" svg:viewBox="0 0 698 3">
          <text:p/>
        </draw:connector>
        <draw:custom-shape draw:style-name="gr16" draw:text-style-name="P8" xml:id="id18" draw:id="id18" draw:layer="layout" svg:width="1.066cm" svg:height="0.374cm" svg:x="13.193cm" svg:y="3.096cm">
          <text:p text:style-name="P7"><text:span text:style-name="T6">256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56" draw:id="id56" draw:layer="layout" svg:width="0.533cm" svg:height="0.25cm" svg:x="12.263cm" svg:y="3.158cm">
          <text:p/>
        </draw:rect>
        <draw:custom-shape draw:style-name="gr16" draw:text-style-name="P8" xml:id="id20" draw:id="id20" draw:layer="layout" svg:width="0.718cm" svg:height="0.374cm" svg:x="10.169cm" svg:y="4.361cm">
          <text:p text:style-name="P7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10.169cm" svg:y1="4.548cm" svg:x2="9.52cm" svg:y2="5.086cm" draw:start-shape="id20" draw:start-glue-point="5" draw:end-shape="id55" draw:end-glue-point="0" svg:d="M10169 4548h-649v538" svg:viewBox="0 0 650 539">
          <text:p/>
        </draw:connector>
        <draw:connector draw:style-name="gr17" draw:layer="layout" svg:x1="12.796cm" svg:y1="3.283cm" svg:x2="13.193cm" svg:y2="3.283cm" draw:start-shape="id56" draw:start-glue-point="1" draw:end-shape="id18" draw:end-glue-point="5" svg:d="M12796 3283h397" svg:viewBox="0 0 398 1">
          <text:p/>
        </draw:connector>
        <draw:frame draw:style-name="gr19" draw:text-style-name="P6" draw:layer="layout" svg:width="1.067cm" svg:height="0.445cm" draw:transform="rotate (1.5707963267949) translate (8.384cm 3.34cm)">
          <draw:text-box>
            <text:p><text:span text:style-name="T4">Meta</text:span></text:p>
          </draw:text-box>
        </draw:frame>
        <draw:frame draw:style-name="gr19" draw:text-style-name="P6" draw:layer="layout" svg:width="1.067cm" svg:height="0.445cm" draw:transform="rotate (1.5707963267949) translate (7.584cm 3.34cm)">
          <draw:text-box>
            <text:p><text:span text:style-name="T4">DSts</text:span></text:p>
          </draw:text-box>
        </draw:frame>
        <draw:frame draw:style-name="gr20" draw:text-style-name="P6" draw:layer="layout" svg:width="1.546cm" svg:height="0.839cm" draw:transform="rotate (1.5707963267949) translate (5.487cm 3.819cm)">
          <draw:text-box>
            <text:p><text:span text:style-name="T4">OpnReq</text:span></text:p>
          </draw:text-box>
        </draw:frame>
        <draw:custom-shape draw:style-name="gr16" draw:text-style-name="P8" xml:id="id57" draw:id="id57" draw:layer="layout" svg:width="0.718cm" svg:height="0.374cm" svg:x="14.844cm" svg:y="8.95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4.067cm" svg:y1="9.149cm" svg:x2="14.844cm" svg:y2="9.137cm" draw:end-shape="id57" draw:end-glue-point="5" svg:d="M14067 9149h138v-12h639" svg:viewBox="0 0 778 13">
          <text:p/>
        </draw:connector>
        <draw:custom-shape draw:style-name="gr16" draw:text-style-name="P8" xml:id="id8" draw:id="id8" draw:layer="layout" svg:width="0.718cm" svg:height="0.374cm" svg:x="10.752cm" svg:y="9.451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58" draw:id="id58" draw:layer="layout" svg:width="0.533cm" svg:height="0.25cm" svg:x="9.765cm" svg:y="9.513cm">
          <text:p/>
        </draw:rect>
        <draw:connector draw:style-name="gr17" draw:layer="layout" svg:x1="10.298cm" svg:y1="9.638cm" svg:x2="10.752cm" svg:y2="9.638cm" draw:start-shape="id58" draw:start-glue-point="1" draw:end-shape="id8" draw:end-glue-point="5" svg:d="M10298 9638h454" svg:viewBox="0 0 455 1">
          <text:p/>
        </draw:connector>
        <draw:rect draw:style-name="gr21" draw:text-style-name="P10" draw:layer="layout" svg:width="2.032cm" svg:height="1.063cm" svg:x="12.435cm" svg:y="8.579cm" draw:corner-radius="0.25cm">
          <text:p text:style-name="P9"><text:span text:style-name="T7"><text:s/></text:span><text:span text:style-name="T7">Emx</text:span></text:p>
          <text:p text:style-name="P9"><text:span text:style-name="T8"><text:s text:c="4"/></text:span><text:span text:style-name="T8">EventMux</text:span><text:span text:style-name="T7"> </text:span></text:p>
        </draw:rect>
        <draw:rect draw:style-name="gr21" draw:text-style-name="P10" draw:layer="layout" svg:width="2.624cm" svg:height="1.891cm" svg:x="14.843cm" svg:y="2.498cm" draw:corner-radius="0.25cm">
          <text:p text:style-name="P9"><text:span text:style-name="T7"><text:s/></text:span><text:span text:style-name="T7">Mwr</text:span></text:p>
          <text:p text:style-name="P9"><text:span text:style-name="T8"><text:s text:c="4"/></text:span><text:span text:style-name="T8">MemoryWriter</text:span><text:span text:style-name="T7"> </text:span></text:p>
        </draw:rect>
        <draw:rect draw:style-name="gr21" draw:text-style-name="P10" xml:id="id2" draw:id="id2" draw:layer="layout" svg:width="2.39cm" svg:height="1.503cm" svg:x="10.472cm" svg:y="2.589cm" draw:corner-radius="0.25cm">
          <text:p text:style-name="P9"><text:span text:style-name="T7"><text:s/></text:span><text:span text:style-name="T7">Slg</text:span></text:p>
          <text:p text:style-name="P9"><text:span text:style-name="T8"><text:s text:c="4"/></text:span><text:span text:style-name="T8">Segment</text:span></text:p>
          <text:p text:style-name="P9"><text:span text:style-name="T8"><text:s text:c="4"/></text:span><text:span text:style-name="T8">Length</text:span></text:p>
          <text:p text:style-name="P9"><text:span text:style-name="T8"><text:s text:c="4"/></text:span><text:span text:style-name="T8">Generator</text:span></text:p>
        </draw:rect>
        <draw:rect draw:style-name="gr22" draw:text-style-name="P11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custom-shape draw:style-name="gr16" draw:text-style-name="P8" xml:id="id10" draw:id="id10" draw:layer="layout" svg:width="0.718cm" svg:height="0.374cm" svg:x="10.753cm" svg:y="8.652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0.753cm" svg:y1="8.839cm" svg:x2="10.341cm" svg:y2="8.134cm" draw:start-shape="id10" draw:start-glue-point="5" draw:end-shape="id59" draw:end-glue-point="2" svg:d="M10753 8839h-412v-705" svg:viewBox="0 0 413 706">
          <text:p/>
        </draw:connector>
        <draw:connector draw:style-name="gr17" draw:layer="layout" svg:x1="6.38cm" svg:y1="6.308cm" svg:x2="5.696cm" svg:y2="6.312cm" draw:start-shape="id3" draw:start-glue-point="5" draw:end-shape="id60" draw:end-glue-point="1" svg:d="M6380 6308h-342v4h-342" svg:viewBox="0 0 685 5">
          <text:p/>
        </draw:connector>
        <draw:rect draw:style-name="gr21" draw:text-style-name="P10" draw:layer="layout" svg:width="2.317cm" svg:height="1.471cm" svg:x="3.382cm" svg:y="5.827cm" draw:corner-radius="0.25cm">
          <text:p text:style-name="P9"><text:span text:style-name="T7"><text:s/></text:span><text:span text:style-name="T7">Tat</text:span></text:p>
          <text:p text:style-name="P9"><text:span text:style-name="T8"><text:s text:c="4"/></text:span><text:span text:style-name="T8">TxAppTable</text:span><text:span text:style-name="T7"> </text:span></text:p>
        </draw:rect>
        <draw:rect draw:style-name="gr1" draw:text-style-name="P1" xml:id="id31" draw:id="id31" draw:layer="layout" svg:width="0.533cm" svg:height="0.25cm" svg:x="10.564cm" svg:y="7.687cm">
          <text:p/>
        </draw:rect>
        <draw:rect draw:style-name="gr21" draw:text-style-name="P10" draw:layer="layout" svg:width="3.602cm" svg:height="3.166cm" svg:x="7.583cm" svg:y="5.022cm" draw:corner-radius="0.25cm">
          <text:p text:style-name="P9"><text:span text:style-name="T7"><text:s/></text:span><text:span text:style-name="T7">Sml</text:span></text:p>
          <text:p text:style-name="P9"><text:span text:style-name="T8"><text:s text:c="4"/></text:span><text:span text:style-name="T8">StreamMetaLoader</text:span><text:span text:style-name="T7"> </text:span></text:p>
        </draw:rect>
        <draw:frame draw:style-name="gr19" draw:text-style-name="P6" draw:layer="layout" svg:width="1.492cm" svg:height="0.445cm" svg:x="16.957cm" svg:y="5cm">
          <draw:text-box>
            <text:p><text:span text:style-name="T4">WrSts</text:span></text:p>
          </draw:text-box>
        </draw:frame>
        <draw:frame draw:style-name="gr23" draw:text-style-name="P6" draw:layer="layout" svg:width="3.175cm" svg:height="0.49cm" svg:x="2.806cm" svg:y="7.378cm">
          <draw:text-box>
            <text:p><text:span text:style-name="T4">SessStateRep</text:span></text:p>
          </draw:text-box>
        </draw:frame>
        <draw:frame draw:style-name="gr23" draw:text-style-name="P6" draw:layer="layout" svg:width="3.175cm" svg:height="0.49cm" svg:x="11.261cm" svg:y="7.324cm">
          <draw:text-box>
            <text:p><text:span text:style-name="T4">SessStateReq</text:span></text:p>
          </draw:text-box>
        </draw:frame>
        <draw:frame draw:style-name="gr23" draw:text-style-name="P6" draw:layer="layout" svg:width="2.587cm" svg:height="0.49cm" svg:x="2.807cm" svg:y="8.578cm">
          <draw:text-box>
            <text:p><text:span text:style-name="T4">SessOpnSts</text:span></text:p>
          </draw:text-box>
        </draw:frame>
        <draw:frame draw:style-name="gr23" draw:text-style-name="P6" draw:layer="layout" svg:width="2.587cm" svg:height="0.49cm" svg:x="2.808cm" svg:y="9.278cm">
          <draw:text-box>
            <text:p><text:span text:style-name="T4">FreePortRep</text:span></text:p>
          </draw:text-box>
        </draw:frame>
        <draw:frame draw:style-name="gr23" draw:text-style-name="P6" draw:layer="layout" svg:width="2.587cm" svg:height="0.49cm" svg:x="10.609cm" svg:y="10.578cm">
          <draw:text-box>
            <text:p><text:span text:style-name="T4">FreePortReq</text:span></text:p>
          </draw:text-box>
        </draw:frame>
        <draw:frame draw:style-name="gr23" draw:text-style-name="P6" draw:layer="layout" svg:width="2.587cm" svg:height="0.49cm" svg:x="2.809cm" svg:y="9.978cm">
          <draw:text-box>
            <text:p><text:span text:style-name="T4">SessLkpRep</text:span></text:p>
          </draw:text-box>
        </draw:frame>
        <draw:frame draw:style-name="gr23" draw:text-style-name="P6" draw:layer="layout" svg:width="2.587cm" svg:height="0.49cm" svg:x="10.61cm" svg:y="11.278cm">
          <draw:text-box>
            <text:p><text:span text:style-name="T4">SessLkpReq</text:span></text:p>
          </draw:text-box>
        </draw:frame>
        <draw:frame draw:style-name="gr24" draw:text-style-name="P6" draw:layer="layout" svg:width="2.762cm" svg:height="0.445cm" svg:x="2.81cm" svg:y="10.721cm">
          <draw:text-box>
            <text:p><text:span text:style-name="T4">AcceptStateRep</text:span></text:p>
          </draw:text-box>
        </draw:frame>
        <draw:frame draw:style-name="gr24" draw:text-style-name="P6" draw:layer="layout" svg:width="2.762cm" svg:height="0.445cm" svg:x="10.61cm" svg:y="12.022cm">
          <draw:text-box>
            <text:p><text:span text:style-name="T4">AcceptStateQry</text:span></text:p>
          </draw:text-box>
        </draw:frame>
        <draw:frame draw:style-name="gr24" draw:text-style-name="P6" draw:layer="layout" svg:width="2.762cm" svg:height="0.445cm" svg:x="10.61cm" svg:y="9.923cm">
          <draw:text-box>
            <text:p><text:span text:style-name="T4">Event</text:span></text:p>
          </draw:text-box>
        </draw:frame>
        <draw:rect draw:style-name="gr1" draw:text-style-name="P1" xml:id="id59" draw:id="id59" draw:layer="layout" svg:width="0.533cm" svg:height="0.25cm" svg:x="10.075cm" svg:y="7.884cm">
          <text:p/>
        </draw:rect>
        <draw:connector draw:style-name="gr12" draw:text-style-name="P4" draw:layer="layout" svg:x1="15.562cm" svg:y1="9.137cm" svg:x2="16.284cm" svg:y2="7.88cm" draw:start-shape="id57" draw:start-glue-point="8" draw:end-shape="id13" draw:end-glue-point="2" svg:d="M15562 9137h722v-1257" svg:viewBox="0 0 723 1258">
          <text:p/>
        </draw:connector>
        <draw:rect draw:style-name="gr21" draw:text-style-name="P10" xml:id="id13" draw:id="id13" draw:layer="layout" svg:width="2.035cm" svg:height="1.674cm" svg:x="15.267cm" svg:y="6.206cm" draw:corner-radius="0.25cm">
          <text:p text:style-name="P9"><text:span text:style-name="T7"><text:s/></text:span><text:span text:style-name="T7">Tash</text:span></text:p>
          <text:p text:style-name="P9"><text:span text:style-name="T8"><text:s text:c="4"/></text:span><text:span text:style-name="T8">TxApp</text:span><text:span text:style-name="T8"><text:line-break/></text:span><text:span text:style-name="T8"> <text:s text:c="3"/>Status</text:span></text:p>
          <text:p text:style-name="P9"><text:span text:style-name="T8"><text:s text:c="4"/></text:span><text:span text:style-name="T8">Handler</text:span></text:p>
        </draw:rect>
        <draw:frame draw:style-name="gr20" draw:text-style-name="P6" draw:layer="layout" svg:width="1.546cm" svg:height="0.839cm" draw:transform="rotate (1.5707963267949) translate (5.888cm 3.819cm)">
          <draw:text-box>
            <text:p><text:span text:style-name="T4">OpnRep</text:span></text:p>
          </draw:text-box>
        </draw:frame>
        <draw:connector draw:style-name="gr10" draw:text-style-name="P4" draw:layer="layout" svg:x1="6.533cm" svg:y1="1.937cm" svg:x2="7.468cm" svg:y2="10.112cm" draw:start-shape="id61" draw:start-glue-point="2" draw:end-shape="id62" draw:end-glue-point="3" svg:d="M6533 1937v8175h935" svg:viewBox="0 0 936 8176">
          <text:p/>
        </draw:connector>
        <draw:rect draw:style-name="gr1" draw:text-style-name="P1" xml:id="id62" draw:id="id62" draw:layer="layout" svg:width="0.533cm" svg:height="0.25cm" svg:x="7.468cm" svg:y="9.987cm">
          <text:p/>
        </draw:rect>
        <draw:rect draw:style-name="gr1" draw:text-style-name="P1" xml:id="id64" draw:id="id64" draw:layer="layout" svg:width="0.533cm" svg:height="0.25cm" svg:x="7.469cm" svg:y="9.587cm">
          <text:p/>
        </draw:rect>
        <draw:frame draw:style-name="gr20" draw:text-style-name="P6" draw:layer="layout" svg:width="1.546cm" svg:height="0.839cm" draw:transform="rotate (1.5707963267949) translate (6.289cm 3.819cm)">
          <draw:text-box>
            <text:p><text:span text:style-name="T4">ClsReq</text:span></text:p>
          </draw:text-box>
        </draw:frame>
        <draw:connector draw:style-name="gr10" draw:text-style-name="P4" draw:layer="layout" svg:x1="6.934cm" svg:y1="1.937cm" svg:x2="7.469cm" svg:y2="9.712cm" draw:start-shape="id63" draw:start-glue-point="2" draw:end-shape="id64" draw:end-glue-point="3" svg:d="M6934 1937v7775h535" svg:viewBox="0 0 536 7776">
          <text:p/>
        </draw:connector>
        <draw:rect draw:style-name="gr22" draw:text-style-name="P12" draw:layer="layout" svg:width="11.075cm" svg:height="0.559cm" svg:x="4.911cm" svg:y="1.533cm">
          <text:p><text:span text:style-name="T9">TRIF</text:span></text:p>
        </draw:rect>
        <draw:custom-shape draw:style-name="gr16" draw:text-style-name="P8" xml:id="id6" draw:id="id6" draw:layer="layout" svg:width="0.718cm" svg:height="0.374cm" svg:x="6.379cm" svg:y="6.62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6" draw:text-style-name="P8" xml:id="id3" draw:id="id3" draw:layer="layout" svg:width="0.718cm" svg:height="0.374cm" svg:x="6.38cm" svg:y="6.121cm">
          <text:p text:style-name="P7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66" draw:id="id66" draw:layer="layout" svg:width="0.533cm" svg:height="0.25cm" svg:x="7.468cm" svg:y="12.684cm">
          <text:p/>
        </draw:rect>
        <draw:rect draw:style-name="gr22" draw:text-style-name="P12" xml:id="id65" draw:id="id65" draw:layer="layout" svg:width="2.159cm" svg:height="0.559cm" svg:x="1.508cm" svg:y="11.744cm">
          <text:p><text:span text:style-name="T9">MMIO</text:span></text:p>
        </draw:rect>
        <draw:rect draw:style-name="gr25" draw:text-style-name="P7" draw:layer="layout" svg:width="17.933cm" svg:height="11.988cm" svg:x="1.508cm" svg:y="1.457cm">
          <text:p/>
        </draw:rect>
        <draw:connector draw:style-name="gr26" draw:text-style-name="P4" draw:layer="layout" draw:line-skew="-0.764cm" svg:x1="3.667cm" svg:y1="12.023cm" svg:x2="7.468cm" svg:y2="12.809cm" draw:start-shape="id65" draw:start-glue-point="1" draw:end-shape="id66" draw:end-glue-point="3" svg:d="M3667 12023h1143v786h2658" svg:viewBox="0 0 3802 787">
          <text:p/>
        </draw:connector>
        <draw:frame draw:style-name="gr23" draw:text-style-name="P6" draw:layer="layout" svg:width="1.24cm" svg:height="0.49cm" svg:x="3.756cm" svg:y="11.521cm">
          <draw:text-box>
            <text:p><text:span text:style-name="T4">IpAddr</text:span></text:p>
          </draw:text-box>
        </draw:frame>
        <draw:rect draw:style-name="gr21" draw:text-style-name="P10" draw:layer="layout" svg:width="3.014cm" svg:height="4.064cm" svg:x="7.35cm" svg:y="9.128cm" draw:corner-radius="0.25cm">
          <text:p text:style-name="P9"><text:span text:style-name="T7"><text:s/></text:span><text:span text:style-name="T7">Taa</text:span></text:p>
          <text:p text:style-name="P9"><text:span text:style-name="T8"><text:s text:c="4"/></text:span><text:span text:style-name="T8">TxAppAccept</text:span><text:span text:style-name="T7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11H1M2S</meta:editing-duration>
    <meta:editing-cycles>244</meta:editing-cycles>
    <meta:generator>LibreOffice/6.2.8.2$Windows_X86_64 LibreOffice_project/f82ddfca21ebc1e222a662a32b25c0c9d20169ee</meta:generator>
    <dc:date>2020-03-14T17:17:40.474000000</dc:date>
    <dc:creator>Francois Abel</dc:creator>
    <meta:printed-by>Francois Abel</meta:printed-by>
    <meta:print-date>2019-12-16T17:22:11</meta:print-date>
    <meta:document-statistic meta:object-count="140"/>
  </office:meta>
</office:document-meta>
</file>